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d0408" officeooo:paragraph-rsid="001d0408"/>
    </style:style>
    <style:style style:name="P2" style:family="paragraph" style:parent-style-name="Standard">
      <style:text-properties officeooo:rsid="001d57f0" officeooo:paragraph-rsid="001d57f0"/>
    </style:style>
    <style:style style:name="P3" style:family="paragraph" style:parent-style-name="Standard">
      <style:text-properties officeooo:rsid="001d83f2" officeooo:paragraph-rsid="001d83f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 of Transparency Meeting 19.01.2024</text:p>
      <text:p text:style-name="P1"/>
      <text:p text:style-name="P1"/>
      <text:p text:style-name="P1">Barrier of entry too high to make changes to constitution. </text:p>
      <text:p text:style-name="P1">Every transparency proposal for changes to constitution. </text:p>
      <text:p text:style-name="P1">Sit for six weeks and vote on it in the next six weeks.</text:p>
      <text:p text:style-name="P1"/>
      <text:p text:style-name="P2">Elaboration of values in introduction.</text:p>
      <text:p text:style-name="P2"/>
      <text:p text:style-name="P2">Consistent programming and events. </text:p>
      <text:p text:style-name="P2">Suggestion of minimum number of events in a certain time. </text:p>
      <text:p text:style-name="P2">Debate against this idea.</text:p>
      <text:p text:style-name="P2">Consistency of programming is important and one of IMY’s goals. </text:p>
      <text:p text:style-name="P2">Rigidity is too early therefore, not necessary to encode these into the constitution.</text:p>
      <text:p text:style-name="P2">Having event templates that cycle topics are valuable and key to achieving these plans. </text:p>
      <text:p text:style-name="P2">One event type: <text:span text:style-name="T1">“</text:span><text:span text:style-name="T2">elevator pitch” in this context explaining concepts about Islam like explaining a boss why you pray. </text:span></text:p>
      <text:p text:style-name="P2"><text:span text:style-name="T2"/></text:p>
      <text:p text:style-name="P2"><text:span text:style-name="T2"/></text:p>
      <text:p text:style-name="P3"><text:span text:style-name="T2">Voting should happen later</text:span></text:p>
      <text:p text:style-name="P3"><text:span text:style-name="T2"/></text:p>
      <text:p text:style-name="P3"><text:span text:style-name="T2">Call for objections on the Responsible Members</text:span></text:p>
      <text:p text:style-name="P3"><text:span text:style-name="T2">19.01.2024 </text:span></text:p>
      <text:p text:style-name="P3"><text:span text:style-name="T2">2038</text:span></text:p>
      <text:p text:style-name="P3"><text:span text:style-name="T2"/></text:p>
      <text:p text:style-name="P3"><text:span text:style-name="T2">No objections</text:span></text:p>
      <text:p text:style-name="P3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20:16:32.290004431</meta:creation-date>
    <dc:date>2024-01-19T20:38:49.023296415</dc:date>
    <meta:editing-duration>PT12M7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17" meta:word-count="129" meta:character-count="820" meta:non-whitespace-character-count="700"/>
  </office:meta>
</office:document-meta>
</file>